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2" table:style-name="ta1">
        <table:shapes>
          <draw:frame draw:z-index="0" draw:style-name="gr1" draw:text-style-name="P1" svg:width="16.003cm" svg:height="9.004cm" svg:x="18.18cm" svg:y="0.673cm">
            <draw:object draw:notify-on-update-of-ranges="results2.C2:results2.C6 results2.A2:results2.A2 results2.E2:results2.E6 results2.C27:results2.C31 results2.A27:results2.A27 results2.E27:results2.E31 results2.C52:results2.C56 results2.A52:results2.A52 results2.E52:results2.E56 results2.C77:results2.C81 results2.A77:results2.A77 results2.E77:results2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9.004cm" svg:x="37.916cm" svg:y="0.744cm">
            <draw:object draw:notify-on-update-of-ranges="results2.C2:results2.C6 results2.A2:results2.A2 results2.E7:results2.E11 results2.C27:results2.C31 results2.A27:results2.A27 results2.E32:results2.E36 results2.C52:results2.C56 results2.A52:results2.A52 results2.E57:results2.E61 results2.C77:results2.C81 results2.A77:results2.A77 results2.E82:results2.E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1cm" svg:height="9.004cm" svg:x="18.025cm" svg:y="10.621cm">
            <draw:object draw:notify-on-update-of-ranges="results2.C2:results2.C6 results2.A2:results2.A2 results2.E12:results2.E16 results2.C27:results2.C31 results2.A27:results2.A27 results2.E37:results2.E41 results2.C52:results2.C56 results2.A52:results2.A52 results2.E62:results2.E66 results2.C77:results2.C81 results2.A77:results2.A77 results2.E87:results2.E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1cm" svg:height="9.004cm" svg:x="37.946cm" svg:y="10.602cm">
            <draw:object draw:notify-on-update-of-ranges="results2.C2:results2.C6 results2.A2:results2.A2 results2.E17:results2.E21 results2.C27:results2.C31 results2.A27:results2.A27 results2.E42:results2.E46 results2.C52:results2.C56 results2.A52:results2.A52 results2.E67:results2.E71 results2.C77:results2.C81 results2.A77:results2.A77 results2.E92:results2.E9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6.001cm" svg:height="9.004cm" svg:x="18.885cm" svg:y="20.642cm">
            <draw:object draw:notify-on-update-of-ranges="results2.C2:results2.C6 results2.A2:results2.A2 results2.E22:results2.E26 results2.C27:results2.C31 results2.A27:results2.A27 results2.E47:results2.E51 results2.C52:results2.C56 results2.A52:results2.A52 results2.E72:results2.E76 results2.C77:results2.C81 results2.A77:results2.A77 results2.E97:results2.E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ruktura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iteracje</text:p>
          </table:table-cell>
          <table:table-cell office:value-type="string" calcext:value-type="string">
            <text:p>instancja</text:p>
          </table:table-cell>
          <table:table-cell office:value-type="string" calcext:value-type="string">
            <text:p>mikrosekundy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48186" calcext:value-type="float">
            <text:p>148186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396657" calcext:value-type="float">
            <text:p>1396657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16363" calcext:value-type="float">
            <text:p>16363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54788" calcext:value-type="float">
            <text:p>254788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27207" calcext:value-type="float">
            <text:p>27207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271464" calcext:value-type="float">
            <text:p>271464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711201" calcext:value-type="float">
            <text:p>271120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6734" calcext:value-type="float">
            <text:p>26734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23773" calcext:value-type="float">
            <text:p>223773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65626" calcext:value-type="float">
            <text:p>65626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254049" calcext:value-type="float">
            <text:p>254049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74570" calcext:value-type="float">
            <text:p>274570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19905" calcext:value-type="float">
            <text:p>19905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87079" calcext:value-type="float">
            <text:p>287079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46635" calcext:value-type="float">
            <text:p>746635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14052" calcext:value-type="float">
            <text:p>11405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138814" calcext:value-type="float">
            <text:p>113881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35363" calcext:value-type="float">
            <text:p>35363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281804" calcext:value-type="float">
            <text:p>28180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50787" calcext:value-type="float">
            <text:p>50787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90703" calcext:value-type="float">
            <text:p>90703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98674" calcext:value-type="float">
            <text:p>9867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5421" calcext:value-type="float">
            <text:p>2542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95585" calcext:value-type="float">
            <text:p>39558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14402" calcext:value-type="float">
            <text:p>114402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creat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140628" calcext:value-type="float">
            <text:p>1140628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add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7944" calcext:value-type="float">
            <text:p>27944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inser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81940" calcext:value-type="float">
            <text:p>38194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31752" calcext:value-type="float">
            <text:p>31752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331000" calcext:value-type="float">
            <text:p>33100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search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4344536" calcext:value-type="float">
            <text:p>4344536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8064" calcext:value-type="float">
            <text:p>28064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remove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386503" calcext:value-type="float">
            <text:p>386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 style:data-style-name="N2" text:time-value="23:44:17.330483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dc:date>2021-03-24T00:33:17.169948548</dc:date>
    <meta:editing-duration>PT1H33M</meta:editing-duration>
    <meta:editing-cycles>21</meta:editing-cycles>
    <meta:document-statistic meta:table-count="1" meta:cell-count="50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7.257cm" svg:y="0.316cm" chart:style-name="ch2">
          <text:p>Create</text:p>
        </chart:title>
        <chart:legend chart:legend-position="end" svg:x="13.734cm" svg:y="3.456cm" style:legend-expansion="high" chart:style-name="ch3"/>
        <chart:plot-area chart:style-name="ch4" table:cell-range-address="results2.C2:results2.C6 results2.A2:results2.A2 results2.E2:results2.E6 results2.A27:results2.A27 results2.E27:results2.E31 results2.A52:results2.A52 results2.E52:results2.E56 results2.A77:results2.A77 results2.E77:results2.E81" chart:data-source-has-labels="row" svg:x="1.331cm" svg:y="1.275cm" svg:width="12.083cm" svg:height="6.569cm">
          <chart:coordinate-region svg:x="2.509cm" svg:y="1.474cm" svg:width="9.607cm" svg:height="5.723cm"/>
          <chart:axis chart:dimension="x" chart:name="primary-x" chart:style-name="ch5">
            <chart:title svg:x="5.793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2:results2.E6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27:results2.E31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52:results2.E56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77:results2.E81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273">
                <text:p>273</text:p>
                <draw:g>
                  <svg:desc>results2.E2:results2.E6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247">
                <text:p>247</text:p>
                <draw:g>
                  <svg:desc>results2.E27:results2.E31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746635">
                <text:p>746635</text:p>
                <draw:g>
                  <svg:desc>results2.E52:results2.E56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128">
                <text:p>128</text:p>
                <draw:g>
                  <svg:desc>results2.E77:results2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917">
                <text:p>1917</text:p>
              </table:table-cell>
              <table:table-cell office:value-type="float" office:value="10000">
                <text:p>10000</text:p>
              </table:table-cell>
              <table:table-cell office:value-type="float" office:value="2775">
                <text:p>2775</text:p>
              </table:table-cell>
              <table:table-cell office:value-type="float" office:value="10000">
                <text:p>10000</text:p>
              </table:table-cell>
              <table:table-cell office:value-type="float" office:value="1143">
                <text:p>1143</text:p>
              </table:table-cell>
              <table:table-cell office:value-type="float" office:value="10000">
                <text:p>1000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3423">
                <text:p>13423</text:p>
              </table:table-cell>
              <table:table-cell office:value-type="float" office:value="100000">
                <text:p>100000</text:p>
              </table:table-cell>
              <table:table-cell office:value-type="float" office:value="27207">
                <text:p>27207</text:p>
              </table:table-cell>
              <table:table-cell office:value-type="float" office:value="100000">
                <text:p>100000</text:p>
              </table:table-cell>
              <table:table-cell office:value-type="float" office:value="11478">
                <text:p>11478</text:p>
              </table:table-cell>
              <table:table-cell office:value-type="float" office:value="100000">
                <text:p>100000</text:p>
              </table:table-cell>
              <table:table-cell office:value-type="float" office:value="11570">
                <text:p>115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48186">
                <text:p>148186</text:p>
              </table:table-cell>
              <table:table-cell office:value-type="float" office:value="1000000">
                <text:p>1000000</text:p>
              </table:table-cell>
              <table:table-cell office:value-type="float" office:value="271464">
                <text:p>271464</text:p>
              </table:table-cell>
              <table:table-cell office:value-type="float" office:value="1000000">
                <text:p>1000000</text:p>
              </table:table-cell>
              <table:table-cell office:value-type="float" office:value="114052">
                <text:p>114052</text:p>
              </table:table-cell>
              <table:table-cell office:value-type="float" office:value="1000000">
                <text:p>1000000</text:p>
              </table:table-cell>
              <table:table-cell office:value-type="float" office:value="114402">
                <text:p>114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396657">
                <text:p>1396657</text:p>
              </table:table-cell>
              <table:table-cell office:value-type="float" office:value="10000000">
                <text:p>10000000</text:p>
              </table:table-cell>
              <table:table-cell office:value-type="float" office:value="2711201">
                <text:p>2711201</text:p>
              </table:table-cell>
              <table:table-cell office:value-type="float" office:value="10000000">
                <text:p>10000000</text:p>
              </table:table-cell>
              <table:table-cell office:value-type="float" office:value="1138814">
                <text:p>1138814</text:p>
              </table:table-cell>
              <table:table-cell office:value-type="float" office:value="10000000">
                <text:p>10000000</text:p>
              </table:table-cell>
              <table:table-cell office:value-type="float" office:value="1140628">
                <text:p>1140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534cm" svg:y="0.316cm" chart:style-name="ch2">
          <text:p>Add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7:results2.E11 results2.A27:results2.A27 results2.E32:results2.E36 results2.A52:results2.A52 results2.E57:results2.E61 results2.A77:results2.A77 results2.E82:results2.E86" chart:data-source-has-labels="row" svg:x="1.331cm" svg:y="1.275cm" svg:width="12.081cm" svg:height="6.569cm">
          <chart:coordinate-region svg:x="2.323cm" svg:y="1.474cm" svg:width="10.346cm" svg:height="5.723cm"/>
          <chart:axis chart:dimension="x" chart:name="primary-x" chart:style-name="ch5">
            <chart:title svg:x="5.792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7:results2.E11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32:results2.E36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57:results2.E61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82:results2.E86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674">
                <text:p>674</text:p>
                <draw:g>
                  <svg:desc>results2.E7:results2.E11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846">
                <text:p>846</text:p>
                <draw:g>
                  <svg:desc>results2.E32:results2.E36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573">
                <text:p>573</text:p>
                <draw:g>
                  <svg:desc>results2.E57:results2.E61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598">
                <text:p>598</text:p>
                <draw:g>
                  <svg:desc>results2.E82:results2.E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94">
                <text:p>694</text:p>
              </table:table-cell>
              <table:table-cell office:value-type="float" office:value="10000">
                <text:p>10000</text:p>
              </table:table-cell>
              <table:table-cell office:value-type="float" office:value="817">
                <text:p>817</text:p>
              </table:table-cell>
              <table:table-cell office:value-type="float" office:value="10000">
                <text:p>10000</text:p>
              </table:table-cell>
              <table:table-cell office:value-type="float" office:value="572">
                <text:p>572</text:p>
              </table:table-cell>
              <table:table-cell office:value-type="float" office:value="10000">
                <text:p>100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610">
                <text:p>610</text:p>
              </table:table-cell>
              <table:table-cell office:value-type="float" office:value="100000">
                <text:p>100000</text:p>
              </table:table-cell>
              <table:table-cell office:value-type="float" office:value="820">
                <text:p>820</text:p>
              </table:table-cell>
              <table:table-cell office:value-type="float" office:value="100000">
                <text:p>100000</text:p>
              </table:table-cell>
              <table:table-cell office:value-type="float" office:value="575">
                <text:p>575</text:p>
              </table:table-cell>
              <table:table-cell office:value-type="float" office:value="100000">
                <text:p>10000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191">
                <text:p>2191</text:p>
              </table:table-cell>
              <table:table-cell office:value-type="float" office:value="1000000">
                <text:p>1000000</text:p>
              </table:table-cell>
              <table:table-cell office:value-type="float" office:value="864">
                <text:p>864</text:p>
              </table:table-cell>
              <table:table-cell office:value-type="float" office:value="1000000">
                <text:p>1000000</text:p>
              </table:table-cell>
              <table:table-cell office:value-type="float" office:value="642">
                <text:p>642</text:p>
              </table:table-cell>
              <table:table-cell office:value-type="float" office:value="1000000">
                <text:p>100000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607">
                <text:p>607</text:p>
              </table:table-cell>
              <table:table-cell office:value-type="float" office:value="10000000">
                <text:p>10000000</text:p>
              </table:table-cell>
              <table:table-cell office:value-type="float" office:value="838">
                <text:p>838</text:p>
              </table:table-cell>
              <table:table-cell office:value-type="float" office:value="10000000">
                <text:p>10000000</text:p>
              </table:table-cell>
              <table:table-cell office:value-type="float" office:value="567">
                <text:p>567</text:p>
              </table:table-cell>
              <table:table-cell office:value-type="float" office:value="10000000">
                <text:p>10000000</text:p>
              </table:table-cell>
              <table:table-cell office:value-type="float" office:value="567">
                <text:p>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349cm" svg:y="0.316cm" chart:style-name="ch2">
          <text:p>Insert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12:results2.E16 results2.A27:results2.A27 results2.E37:results2.E41 results2.A52:results2.A52 results2.E62:results2.E66 results2.A77:results2.A77 results2.E87:results2.E91" chart:data-source-has-labels="row" svg:x="1.331cm" svg:y="1.275cm" svg:width="12.081cm" svg:height="6.569cm">
          <chart:coordinate-region svg:x="2.324cm" svg:y="1.475cm" svg:width="9.791cm" svg:height="5.722cm"/>
          <chart:axis chart:dimension="x" chart:name="primary-x" chart:style-name="ch5">
            <chart:title svg:x="5.792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12:results2.E16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37:results2.E41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62:results2.E66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87:results2.E91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13">
                <text:p>13</text:p>
                <draw:g>
                  <svg:desc>results2.E12:results2.E16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14">
                <text:p>14</text:p>
                <draw:g>
                  <svg:desc>results2.E37:results2.E41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36">
                <text:p>36</text:p>
                <draw:g>
                  <svg:desc>results2.E62:results2.E66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40">
                <text:p>40</text:p>
                <draw:g>
                  <svg:desc>results2.E87:results2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77">
                <text:p>177</text:p>
              </table:table-cell>
              <table:table-cell office:value-type="float" office:value="10000">
                <text:p>10000</text:p>
              </table:table-cell>
              <table:table-cell office:value-type="float" office:value="117">
                <text:p>117</text:p>
              </table:table-cell>
              <table:table-cell office:value-type="float" office:value="10000">
                <text:p>10000</text:p>
              </table:table-cell>
              <table:table-cell office:value-type="float" office:value="390">
                <text:p>390</text:p>
              </table:table-cell>
              <table:table-cell office:value-type="float" office:value="10000">
                <text:p>100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026">
                <text:p>2026</text:p>
              </table:table-cell>
              <table:table-cell office:value-type="float" office:value="100000">
                <text:p>100000</text:p>
              </table:table-cell>
              <table:table-cell office:value-type="float" office:value="1125">
                <text:p>1125</text:p>
              </table:table-cell>
              <table:table-cell office:value-type="float" office:value="100000">
                <text:p>100000</text:p>
              </table:table-cell>
              <table:table-cell office:value-type="float" office:value="2862">
                <text:p>2862</text:p>
              </table:table-cell>
              <table:table-cell office:value-type="float" office:value="100000">
                <text:p>10000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6363">
                <text:p>16363</text:p>
              </table:table-cell>
              <table:table-cell office:value-type="float" office:value="1000000">
                <text:p>1000000</text:p>
              </table:table-cell>
              <table:table-cell office:value-type="float" office:value="26734">
                <text:p>26734</text:p>
              </table:table-cell>
              <table:table-cell office:value-type="float" office:value="1000000">
                <text:p>1000000</text:p>
              </table:table-cell>
              <table:table-cell office:value-type="float" office:value="35363">
                <text:p>35363</text:p>
              </table:table-cell>
              <table:table-cell office:value-type="float" office:value="1000000">
                <text:p>1000000</text:p>
              </table:table-cell>
              <table:table-cell office:value-type="float" office:value="27944">
                <text:p>27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254788">
                <text:p>254788</text:p>
              </table:table-cell>
              <table:table-cell office:value-type="float" office:value="10000000">
                <text:p>10000000</text:p>
              </table:table-cell>
              <table:table-cell office:value-type="float" office:value="223773">
                <text:p>223773</text:p>
              </table:table-cell>
              <table:table-cell office:value-type="float" office:value="10000000">
                <text:p>10000000</text:p>
              </table:table-cell>
              <table:table-cell office:value-type="float" office:value="281804">
                <text:p>281804</text:p>
              </table:table-cell>
              <table:table-cell office:value-type="float" office:value="10000000">
                <text:p>10000000</text:p>
              </table:table-cell>
              <table:table-cell office:value-type="float" office:value="381940">
                <text:p>3819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098cm" svg:y="0.316cm" chart:style-name="ch2">
          <text:p>Remove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22:results2.E26 results2.A27:results2.A27 results2.E47:results2.E51 results2.A52:results2.A52 results2.E72:results2.E76 results2.A77:results2.A77 results2.E97:results2.E101" chart:data-source-has-labels="row" svg:x="1.331cm" svg:y="1.275cm" svg:width="12.081cm" svg:height="6.569cm">
          <chart:coordinate-region svg:x="2.139cm" svg:y="1.474cm" svg:width="9.791cm" svg:height="5.723cm"/>
          <chart:axis chart:dimension="x" chart:name="primary-x" chart:style-name="ch5">
            <chart:title svg:x="5.792cm" svg:y="8.024cm" chart:style-name="ch6">
              <text:p>Wielkosc in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22:results2.E26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47:results2.E51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72:results2.E76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97:results2.E101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0">
                <text:p>0</text:p>
                <draw:g>
                  <svg:desc>results2.E22:results2.E26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16">
                <text:p>16</text:p>
                <draw:g>
                  <svg:desc>results2.E47:results2.E51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36">
                <text:p>36</text:p>
                <draw:g>
                  <svg:desc>results2.E72:results2.E76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26">
                <text:p>26</text:p>
                <draw:g>
                  <svg:desc>results2.E97:results2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02">
                <text:p>102</text:p>
              </table:table-cell>
              <table:table-cell office:value-type="float" office:value="10000">
                <text:p>10000</text:p>
              </table:table-cell>
              <table:table-cell office:value-type="float" office:value="286">
                <text:p>286</text:p>
              </table:table-cell>
              <table:table-cell office:value-type="float" office:value="10000">
                <text:p>10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5">
                <text:p>45</text:p>
              </table:table-cell>
              <table:table-cell office:value-type="float" office:value="100000">
                <text:p>100000</text:p>
              </table:table-cell>
              <table:table-cell office:value-type="float" office:value="980">
                <text:p>980</text:p>
              </table:table-cell>
              <table:table-cell office:value-type="float" office:value="100000">
                <text:p>100000</text:p>
              </table:table-cell>
              <table:table-cell office:value-type="float" office:value="2674">
                <text:p>2674</text:p>
              </table:table-cell>
              <table:table-cell office:value-type="float" office:value="100000">
                <text:p>100000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17">
                <text:p>517</text:p>
              </table:table-cell>
              <table:table-cell office:value-type="float" office:value="1000000">
                <text:p>1000000</text:p>
              </table:table-cell>
              <table:table-cell office:value-type="float" office:value="19905">
                <text:p>19905</text:p>
              </table:table-cell>
              <table:table-cell office:value-type="float" office:value="1000000">
                <text:p>1000000</text:p>
              </table:table-cell>
              <table:table-cell office:value-type="float" office:value="25421">
                <text:p>25421</text:p>
              </table:table-cell>
              <table:table-cell office:value-type="float" office:value="1000000">
                <text:p>1000000</text:p>
              </table:table-cell>
              <table:table-cell office:value-type="float" office:value="28064">
                <text:p>28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4263">
                <text:p>4263</text:p>
              </table:table-cell>
              <table:table-cell office:value-type="float" office:value="10000000">
                <text:p>10000000</text:p>
              </table:table-cell>
              <table:table-cell office:value-type="float" office:value="287079">
                <text:p>287079</text:p>
              </table:table-cell>
              <table:table-cell office:value-type="float" office:value="10000000">
                <text:p>10000000</text:p>
              </table:table-cell>
              <table:table-cell office:value-type="float" office:value="395585">
                <text:p>395585</text:p>
              </table:table-cell>
              <table:table-cell office:value-type="float" office:value="10000000">
                <text:p>10000000</text:p>
              </table:table-cell>
              <table:table-cell office:value-type="float" office:value="386503">
                <text:p>3865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title svg:x="7.217cm" svg:y="0.316cm" chart:style-name="ch2">
          <text:p>Search</text:p>
        </chart:title>
        <chart:legend chart:legend-position="end" svg:x="13.732cm" svg:y="3.456cm" style:legend-expansion="high" chart:style-name="ch3"/>
        <chart:plot-area chart:style-name="ch4" table:cell-range-address="results2.C2:results2.C6 results2.A2:results2.A2 results2.E17:results2.E21 results2.A27:results2.A27 results2.E42:results2.E46 results2.A52:results2.A52 results2.E67:results2.E71 results2.A77:results2.A77 results2.E92:results2.E96" chart:data-source-has-labels="row" svg:x="1.331cm" svg:y="1.275cm" svg:width="12.081cm" svg:height="6.569cm">
          <chart:coordinate-region svg:x="2.324cm" svg:y="1.474cm" svg:width="9.605cm" svg:height="5.723cm"/>
          <chart:axis chart:dimension="x" chart:name="primary-x" chart:style-name="ch5">
            <chart:title svg:x="5.885cm" svg:y="8.024cm" chart:style-name="ch6">
              <text:p>Wielkosc istancji [N]</text:p>
            </chart:title>
          </chart:axis>
          <chart:axis chart:dimension="y" chart:name="primary-y" chart:style-name="ch7">
            <chart:title svg:x="0.451cm" svg:y="5.278cm" chart:style-name="ch8">
              <text:p>Czas [us]</text:p>
            </chart:title>
            <chart:grid chart:style-name="ch9" chart:class="major"/>
          </chart:axis>
          <chart:series chart:style-name="ch10" chart:values-cell-range-address="results2.E17:results2.E21" chart:label-cell-address="results2.A2:results2.A2" chart:class="chart:scatter">
            <chart:domain table:cell-range-address="results2.C2:results2.C6"/>
            <chart:data-point chart:repeated="5"/>
          </chart:series>
          <chart:series chart:style-name="ch11" chart:values-cell-range-address="results2.E42:results2.E46" chart:label-cell-address="results2.A27:results2.A27" chart:class="chart:scatter">
            <chart:domain table:cell-range-address="results2.C27:results2.C31"/>
            <chart:data-point chart:repeated="5"/>
          </chart:series>
          <chart:series chart:style-name="ch12" chart:values-cell-range-address="results2.E67:results2.E71" chart:label-cell-address="results2.A52:results2.A52" chart:class="chart:scatter">
            <chart:domain table:cell-range-address="results2.C52:results2.C56"/>
            <chart:data-point chart:repeated="5"/>
          </chart:series>
          <chart:series chart:style-name="ch13" chart:values-cell-range-address="results2.E92:results2.E96" chart:label-cell-address="results2.A77:results2.A77" chart:class="chart:scatter">
            <chart:domain table:cell-range-address="results2.C77:results2.C81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</text:p>
                <draw:g>
                  <svg:desc>results2.A2:results2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results2.A27:results2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ck</text:p>
                <draw:g>
                  <svg:desc>results2.A52:results2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queue</text:p>
                <draw:g>
                  <svg:desc>results2.A77:results2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results2.C2:results2.C6</svg:desc>
                </draw:g>
              </table:table-cell>
              <table:table-cell office:value-type="float" office:value="51">
                <text:p>51</text:p>
                <draw:g>
                  <svg:desc>results2.E17:results2.E21</svg:desc>
                </draw:g>
              </table:table-cell>
              <table:table-cell office:value-type="float" office:value="1000">
                <text:p>1000</text:p>
                <draw:g>
                  <svg:desc>results2.C27:results2.C31</svg:desc>
                </draw:g>
              </table:table-cell>
              <table:table-cell office:value-type="float" office:value="471">
                <text:p>471</text:p>
                <draw:g>
                  <svg:desc>results2.E42:results2.E46</svg:desc>
                </draw:g>
              </table:table-cell>
              <table:table-cell office:value-type="float" office:value="1000">
                <text:p>1000</text:p>
                <draw:g>
                  <svg:desc>results2.C52:results2.C56</svg:desc>
                </draw:g>
              </table:table-cell>
              <table:table-cell office:value-type="float" office:value="600">
                <text:p>600</text:p>
                <draw:g>
                  <svg:desc>results2.E67:results2.E71</svg:desc>
                </draw:g>
              </table:table-cell>
              <table:table-cell office:value-type="float" office:value="1000">
                <text:p>1000</text:p>
                <draw:g>
                  <svg:desc>results2.C77:results2.C81</svg:desc>
                </draw:g>
              </table:table-cell>
              <table:table-cell office:value-type="float" office:value="301">
                <text:p>301</text:p>
                <draw:g>
                  <svg:desc>results2.E92:results2.E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19">
                <text:p>519</text:p>
              </table:table-cell>
              <table:table-cell office:value-type="float" office:value="10000">
                <text:p>10000</text:p>
              </table:table-cell>
              <table:table-cell office:value-type="float" office:value="6059">
                <text:p>6059</text:p>
              </table:table-cell>
              <table:table-cell office:value-type="float" office:value="10000">
                <text:p>10000</text:p>
              </table:table-cell>
              <table:table-cell office:value-type="float" office:value="6082">
                <text:p>6082</text:p>
              </table:table-cell>
              <table:table-cell office:value-type="float" office:value="10000">
                <text:p>1000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4312">
                <text:p>4312</text:p>
              </table:table-cell>
              <table:table-cell office:value-type="float" office:value="100000">
                <text:p>100000</text:p>
              </table:table-cell>
              <table:table-cell office:value-type="float" office:value="65626">
                <text:p>65626</text:p>
              </table:table-cell>
              <table:table-cell office:value-type="float" office:value="100000">
                <text:p>100000</text:p>
              </table:table-cell>
              <table:table-cell office:value-type="float" office:value="50787">
                <text:p>50787</text:p>
              </table:table-cell>
              <table:table-cell office:value-type="float" office:value="100000">
                <text:p>100000</text:p>
              </table:table-cell>
              <table:table-cell office:value-type="float" office:value="31752">
                <text:p>31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9414">
                <text:p>9414</text:p>
              </table:table-cell>
              <table:table-cell office:value-type="float" office:value="1000000">
                <text:p>1000000</text:p>
              </table:table-cell>
              <table:table-cell office:value-type="float" office:value="254049">
                <text:p>254049</text:p>
              </table:table-cell>
              <table:table-cell office:value-type="float" office:value="1000000">
                <text:p>1000000</text:p>
              </table:table-cell>
              <table:table-cell office:value-type="float" office:value="90703">
                <text:p>90703</text:p>
              </table:table-cell>
              <table:table-cell office:value-type="float" office:value="1000000">
                <text:p>1000000</text:p>
              </table:table-cell>
              <table:table-cell office:value-type="float" office:value="331000">
                <text:p>33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9510">
                <text:p>9510</text:p>
              </table:table-cell>
              <table:table-cell office:value-type="float" office:value="10000000">
                <text:p>10000000</text:p>
              </table:table-cell>
              <table:table-cell office:value-type="float" office:value="274570">
                <text:p>274570</text:p>
              </table:table-cell>
              <table:table-cell office:value-type="float" office:value="10000000">
                <text:p>10000000</text:p>
              </table:table-cell>
              <table:table-cell office:value-type="float" office:value="98674">
                <text:p>98674</text:p>
              </table:table-cell>
              <table:table-cell office:value-type="float" office:value="10000000">
                <text:p>10000000</text:p>
              </table:table-cell>
              <table:table-cell office:value-type="float" office:value="4344536">
                <text:p>43445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